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118.43mm"/>
    </style:style>
    <style:style style:name="co4" style:family="table-column">
      <style:table-column-properties fo:break-before="auto" style:column-width="123.68mm"/>
    </style:style>
    <style:style style:name="co5" style:family="table-column">
      <style:table-column-properties fo:break-before="auto" style:column-width="35.01mm"/>
    </style:style>
    <style:style style:name="co7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 calcext:value-type="string">
            <text:p>Frage</text:p>
          </table:table-cell>
          <table:table-cell office:value-type="string" calcext:value-type="string">
            <text:p>Antworten</text:p>
          </table:table-cell>
          <table:table-cell office:value-type="string" calcext:value-type="string">
            <text:p>Tierarten und Eigenschaften: HUND, KATZE, VOGEL, FISCH, REPTIL, HAMSTER, KANINCHEN, MEERSCHWEINCHEN, MAUS, JUNG, KLEIN, MITTELGROSS, GROSS, TEUER, MITTELTEUER, PREISWERT, PFLEGEBEDUERFTIG, GARTE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Tierart/Eigenschaft Ausschließen:</text:p>
          </table:table-cell>
          <table:table-cell/>
        </table:table-row>
        <table:table-row table:style-name="ro2">
          <table:table-cell office:value-type="string" calcext:value-type="string">
            <text:p>Wieviele Quadratmeter stehen ungefähr für die Tierhaltung zur Verfügung?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eniger als 35</text:p>
          </table:table-cell>
          <table:table-cell office:value-type="string" calcext:value-type="string">
            <text:p>HUND, KATZE, MITTELGROSS, GROS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35 bis 55</text:p>
          </table:table-cell>
          <table:table-cell office:value-type="string" calcext:value-type="string">
            <text:p>MITTELGROSS, GROS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ehr als 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nn das Tier auch im Garten gehalten werden?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GARTEN</text:p>
          </table:table-cell>
          <table:table-cell/>
        </table:table-row>
        <table:table-row table:style-name="ro3">
          <table:table-cell office:value-type="string" calcext:value-type="string">
            <text:p>In welcher Umgebung wird das Tier gehalten?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and / Dor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ohngebiet ohne Hauptstraße in direkter Umgebu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 einer Hauptstraße oder in Stadtkern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3">
          <table:table-cell office:value-type="string" calcext:value-type="string">
            <text:p>Wieviele Stunden hast du durchschnittlich täglich Zeit für das Tier?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is zu 1</text:p>
          </table:table-cell>
          <table:table-cell office:value-type="string" calcext:value-type="string">
            <text:p>PFLEGEBEDUERFTIG, HUND, KATZE, VOGEL, GROSS, MITTELGROS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 bis 4</text:p>
          </table:table-cell>
          <table:table-cell office:value-type="string" calcext:value-type="string">
            <text:p>PFLEGEBEDUERFTIG, HUND, VOGE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5 bis 8</text:p>
          </table:table-cell>
          <table:table-cell office:value-type="string" calcext:value-type="string">
            <text:p>PFLEGEBEDUERFTI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n ganzen Ta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ll das Tier auch von Kindern geplegt werden?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PFLEGEBEDUERFTIG, HUND, VOGEL, KANINCH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e hoch sollten ungefähr die monatlichen Kosten sein? (Ohne Grundausstattung)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0 bis 30 €</text:p>
          </table:table-cell>
          <table:table-cell office:value-type="string" calcext:value-type="string">
            <text:p>HUND, KATZE, MITTELGROSS, GROS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30 bis 60 €</text:p>
          </table:table-cell>
          <table:table-cell office:value-type="string" calcext:value-type="string">
            <text:p>HUND, GROS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60 bis 80 €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teressierst du dich für eine bestimmte Tierart?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keine bestimmt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und</text:p>
          </table:table-cell>
          <table:table-cell office:value-type="string" calcext:value-type="string">
            <text:p>CAT, BIRD, FISH, REPTILE, HAMSTER, BUNNY, GUINEA_PIG, MOUS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atze</text:p>
          </table:table-cell>
          <table:table-cell office:value-type="string" calcext:value-type="string">
            <text:p>DOG, BIRD, FISH, REPTILE, HAMSTER, BUNNY, GUINEA_PIG, MOUS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Vogel</text:p>
          </table:table-cell>
          <table:table-cell office:value-type="string" calcext:value-type="string">
            <text:p>DOG, CAT, FISH, REPTILE, HAMSTER, BUNNY, GUINEA_PIG, MOUS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isch</text:p>
          </table:table-cell>
          <table:table-cell office:value-type="string" calcext:value-type="string">
            <text:p>DOG, CAT, BIRD, REPTILE, HAMSTER, BUNNY, GUINEA_PIG, MOUS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ptil / Spinne</text:p>
          </table:table-cell>
          <table:table-cell office:value-type="string" calcext:value-type="string">
            <text:p>DOG, CAT, BIRD, FISH, HAMSTER, BUNNY, GUINEA_PIG, MOUS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leintiere (Hamster, Kaninchen, Meerschweinchen, Mäuse, u.ä.)</text:p>
          </table:table-cell>
          <table:table-cell office:value-type="string" calcext:value-type="string">
            <text:p>DOG, CAT, BIRD, FISH, REPTILE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.00.0000</text:date>, <text:time style:data-style-name="N2" text:time-value="09:37:39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39S</meta:editing-duration>
    <meta:editing-cycles>13</meta:editing-cycles>
    <meta:generator>LibreOffice/5.1.0.3$Windows_X86_64 LibreOffice_project/5e3e00a007d9b3b6efb6797a8b8e57b51ab1f737</meta:generator>
    <dc:date>2017-06-14T09:41:33.439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